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153" officeooo:paragraph-rsid="0008d153"/>
    </style:style>
    <style:style style:name="P2" style:family="paragraph" style:parent-style-name="Standard">
      <style:text-properties officeooo:rsid="000c0939" officeooo:paragraph-rsid="000c0939"/>
    </style:style>
    <style:style style:name="P3" style:family="paragraph" style:parent-style-name="Standard">
      <style:text-properties officeooo:rsid="000c952f" officeooo:paragraph-rsid="000c952f"/>
    </style:style>
    <style:style style:name="P4" style:family="paragraph" style:parent-style-name="Standard">
      <style:text-properties officeooo:rsid="000d8485" officeooo:paragraph-rsid="000d8485"/>
    </style:style>
    <style:style style:name="P5" style:family="paragraph" style:parent-style-name="Standard">
      <style:text-properties officeooo:rsid="000e2360" officeooo:paragraph-rsid="000e2360"/>
    </style:style>
    <style:style style:name="P6" style:family="paragraph" style:parent-style-name="Standard">
      <style:text-properties officeooo:rsid="000e487e" officeooo:paragraph-rsid="000e487e"/>
    </style:style>
    <style:style style:name="P7" style:family="paragraph" style:parent-style-name="Standard">
      <style:text-properties officeooo:rsid="000f40ae" officeooo:paragraph-rsid="000f40ae"/>
    </style:style>
    <style:style style:name="P8" style:family="paragraph" style:parent-style-name="Standard">
      <style:text-properties officeooo:rsid="0010c4d5" officeooo:paragraph-rsid="0010c4d5"/>
    </style:style>
    <style:style style:name="P9" style:family="paragraph" style:parent-style-name="Standard">
      <style:text-properties officeooo:rsid="0010f28a" officeooo:paragraph-rsid="0010f28a"/>
    </style:style>
    <style:style style:name="P10" style:family="paragraph" style:parent-style-name="Standard">
      <style:text-properties officeooo:rsid="001128b5" officeooo:paragraph-rsid="001128b5"/>
    </style:style>
    <style:style style:name="P11" style:family="paragraph" style:parent-style-name="Standard">
      <style:text-properties officeooo:rsid="001128b5" officeooo:paragraph-rsid="0012fc6f"/>
    </style:style>
    <style:style style:name="P12" style:family="paragraph" style:parent-style-name="Standard">
      <style:text-properties officeooo:rsid="001276a8" officeooo:paragraph-rsid="001276a8"/>
    </style:style>
    <style:style style:name="P13" style:family="paragraph" style:parent-style-name="Standard">
      <style:text-properties officeooo:paragraph-rsid="001276a8"/>
    </style:style>
    <style:style style:name="P14" style:family="paragraph" style:parent-style-name="Standard">
      <style:text-properties officeooo:rsid="0012fc6f" officeooo:paragraph-rsid="0012fc6f"/>
    </style:style>
    <style:style style:name="P15" style:family="paragraph" style:parent-style-name="Standard">
      <style:text-properties fo:font-style="normal" officeooo:rsid="001276a8" officeooo:paragraph-rsid="001128b5" style:font-style-asian="normal" style:font-style-complex="normal"/>
    </style:style>
    <style:style style:name="P16" style:family="paragraph" style:parent-style-name="Standard">
      <style:text-properties fo:font-style="normal" officeooo:rsid="001276a8" officeooo:paragraph-rsid="001276a8" style:font-style-asian="normal" style:font-style-complex="normal"/>
    </style:style>
    <style:style style:name="P17" style:family="paragraph" style:parent-style-name="Standard">
      <style:text-properties fo:font-style="normal" officeooo:rsid="001276a8" officeooo:paragraph-rsid="0012fc6f" style:font-style-asian="normal" style:font-style-complex="normal"/>
    </style:style>
    <style:style style:name="P18" style:family="paragraph" style:parent-style-name="Standard">
      <style:text-properties fo:font-style="normal" officeooo:rsid="00129274" officeooo:paragraph-rsid="001276a8" style:font-style-asian="normal" style:font-style-complex="normal"/>
    </style:style>
    <style:style style:name="P19" style:family="paragraph" style:parent-style-name="Standard">
      <style:text-properties officeooo:rsid="00129274" officeooo:paragraph-rsid="0010c4d5"/>
    </style:style>
    <style:style style:name="P20" style:family="paragraph" style:parent-style-name="Standard">
      <style:text-properties officeooo:rsid="0008d153" officeooo:paragraph-rsid="0008d153"/>
    </style:style>
    <style:style style:name="P21" style:family="paragraph" style:parent-style-name="Standard">
      <style:text-properties officeooo:rsid="0008d153" officeooo:paragraph-rsid="0019fd0f"/>
    </style:style>
    <style:style style:name="P22" style:family="paragraph" style:parent-style-name="Standard">
      <style:text-properties officeooo:rsid="0016b749" officeooo:paragraph-rsid="0016b749"/>
    </style:style>
    <style:style style:name="P23" style:family="paragraph" style:parent-style-name="Standard">
      <style:text-properties officeooo:rsid="00189bb4" officeooo:paragraph-rsid="00189bb4"/>
    </style:style>
    <style:style style:name="P24" style:family="paragraph" style:parent-style-name="Standard">
      <style:text-properties officeooo:rsid="000c0939" officeooo:paragraph-rsid="0019fd0f"/>
    </style:style>
    <style:style style:name="P25" style:family="paragraph" style:parent-style-name="Standard">
      <style:text-properties officeooo:rsid="001abffb" officeooo:paragraph-rsid="001abffb"/>
    </style:style>
    <style:style style:name="P26" style:family="paragraph" style:parent-style-name="Standard">
      <style:text-properties officeooo:rsid="001c12da" officeooo:paragraph-rsid="001c12da"/>
    </style:style>
    <style:style style:name="T1" style:family="text">
      <style:text-properties officeooo:rsid="000df091"/>
    </style:style>
    <style:style style:name="T2" style:family="text">
      <style:text-properties officeooo:rsid="000e558a"/>
    </style:style>
    <style:style style:name="T3" style:family="text">
      <style:text-properties officeooo:rsid="0010f28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128b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76a8" style:font-style-asian="normal" style:font-style-complex="normal"/>
    </style:style>
    <style:style style:name="T8" style:family="text">
      <style:text-properties fo:font-style="normal" officeooo:rsid="00129274" style:font-style-asian="normal" style:font-style-complex="normal"/>
    </style:style>
    <style:style style:name="T9" style:family="text">
      <style:text-properties fo:font-style="normal" officeooo:rsid="001364b5" style:font-style-asian="normal" style:font-style-complex="normal"/>
    </style:style>
    <style:style style:name="T10" style:family="text">
      <style:text-properties fo:font-style="normal" officeooo:rsid="0014cf57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76a8"/>
    </style:style>
    <style:style style:name="T14" style:family="text">
      <style:text-properties officeooo:rsid="0012fc6f"/>
    </style:style>
    <style:style style:name="T15" style:family="text">
      <style:text-properties officeooo:rsid="0014cf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or Spoiled eggs:</text:p>
      <text:p text:style-name="P1"/>
      <text:p text:style-name="P22">Facebook Login</text:p>
      <text:p text:style-name="P22">Password Reset</text:p>
      <text:p text:style-name="P22"/>
      <text:p text:style-name="P22">Google Login</text:p>
      <text:p text:style-name="P23">Prepared Statements</text:p>
      <text:p text:style-name="P23">String Replacement</text:p>
      <text:p text:style-name="P21">Read More/Less</text:p>
      <text:p text:style-name="P24">ReCaptcha <text:span text:style-name="T2">in Registration and contact.</text:span></text:p>
      <text:p text:style-name="P24">Contact form and contact database. <text:s/></text:p>
      <text:p text:style-name="P26">Word Countdown Comments</text:p>
      <text:p text:style-name="P25">Fix login alert (problem found)</text:p>
      <text:p text:style-name="P1"/>
      <text:p text:style-name="P1"/>
      <text:p text:style-name="P6">Possibility for Splash effect:</text:p>
      <text:p text:style-name="P6"><text:a xlink:type="simple" xlink:href="https://www.youtube.com/watch?v=lBK_kh4iCAQ&amp;pp=wgIECgIIAQ%3D%3D" text:style-name="Internet_20_link" text:visited-style-name="Visited_20_Internet_20_Link">https://www.youtube.com/watch?v=lBK_kh4iCAQ&amp;pp=wgIECgIIAQ%3D%3D</text:a> </text:p>
      <text:p text:style-name="P1"/>
      <text:p text:style-name="P1">In entry.php the way to go to existing entry is by creating a unique key <text:span text:style-name="T1">in sql database</text:span>(making a certain combination of data unique) joining relative data (title, date etc) to not be allowed to be duplicated. <text:s/>This generates an error which can be used in an else statement with a header. <text:s/></text:p>
      <text:p text:style-name="P1"/>
      <text:p text:style-name="P1">You want to create a user page, which you will link with an inner join to all his articles. <text:s/>Also, allow user to change his profile pic and change his name. <text:s/>He may not erase his reviews though. <text:s/></text:p>
      <text:p text:style-name="P1"/>
      <text:p text:style-name="P1">You want to add “who wrote” each article in the index page. <text:s/></text:p>
      <text:p text:style-name="P1"/>
      <text:p text:style-name="P1">You want to create a login modal in article page on the “insert” button. <text:s/></text:p>
      <text:p text:style-name="P1"/>
      <text:p text:style-name="P1">Create a “Read More/Less” Button for article.php.</text:p>
      <text:p text:style-name="P1"/>
      <text:p text:style-name="P2">Login via Facebook.</text:p>
      <text:p text:style-name="P2"/>
      <text:p text:style-name="P2">Prepared statements (Banas Tut) to avoid injection.</text:p>
      <text:p text:style-name="P2"/>
      <text:p text:style-name="P2">ReCaptcha <text:span text:style-name="T2">in Registration and contact.</text:span></text:p>
      <text:p text:style-name="P2"/>
      <text:p text:style-name="P2">Contact form and contact database. <text:s/></text:p>
      <text:p text:style-name="P2"/>
      <text:p text:style-name="P3">No Autofill in review box. <text:s/></text:p>
      <text:p text:style-name="P3"/>
      <text:p text:style-name="P5">Research dropdown list with all Opera Houses that will autofill in input field.</text:p>
      <text:p text:style-name="P3"/>
      <text:p text:style-name="P4"/>
      <text:p text:style-name="P1"/>
      <text:p text:style-name="P7">Testosterone</text:p>
      <text:p text:style-name="P7">Vitamin D, Zinc, Magnesium, Ashwagandha, Fenugreek, EGCG, Tribulus, Tongkat Ali,</text:p>
      <text:p text:style-name="P7"><text:soft-page-break/><text:a xlink:type="simple" xlink:href="https://powerofkane.com/?rfsn=4560622.bd58dc&amp;utm_source=refersion&amp;utm_medium=affiliate&amp;utm_campaign=4560622.bd58dc" text:style-name="Internet_20_link" text:visited-style-name="Visited_20_Internet_20_Link">https://powerofkane.com/?rfsn=4560622.bd58dc&amp;utm_source=refersion&amp;utm_medium=affiliate&amp;utm_campaign=4560622.bd58dc</text:a> </text:p>
      <text:p text:style-name="P7"/>
      <text:p text:style-name="P7"/>
      <text:p text:style-name="P19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01:47:52.988000000</meta:creation-date>
    <dc:date>2021-03-14T18:40:58.091000000</dc:date>
    <meta:editing-duration>P4DT20H44M4S</meta:editing-duration>
    <meta:editing-cycles>19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27" meta:word-count="212" meta:character-count="1464" meta:non-whitespace-character-count="1260"/>
  </office:meta>
</office:document-meta>
</file>